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table:align="margins"/>
    </style:style>
    <style:style style:name="TABLA_5f_ITEM_5f_STOCK.A" style:display-name="TABLA_ITEM_STOCK.A" style:family="table-column">
      <style:table-column-properties style:column-width="1.1215in" style:rel-column-width="7264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D" style:display-name="TABLA_ITEM_STOCK.D" style:family="table-column">
      <style:table-column-properties style:column-width="1.6299in" style:rel-column-width="10556*"/>
    </style:style>
    <style:style style:name="TABLA_5f_ITEM_5f_STOCK.E" style:display-name="TABLA_ITEM_STOCK.E" style:family="table-column">
      <style:table-column-properties style:column-width="1.5in" style:rel-column-width="9715*"/>
    </style:style>
    <style:style style:name="TABLA_5f_ITEM_5f_STOCK.F" style:display-name="TABLA_ITEM_STOCK.F" style:family="table-column">
      <style:table-column-properties style:column-width="1.3667in" style:rel-column-width="8851*"/>
    </style:style>
    <style:style style:name="TABLA_5f_ITEM_5f_STOCK.G" style:display-name="TABLA_ITEM_STOCK.G" style:family="table-column">
      <style:table-column-properties style:column-width="1.1333in" style:rel-column-width="7340*"/>
    </style:style>
    <style:style style:name="TABLA_5f_ITEM_5f_STOCK.H" style:display-name="TABLA_ITEM_STOCK.H" style:family="table-column">
      <style:table-column-properties style:column-width="1.1194in" style:rel-column-width="725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80869" style:font-size-asian="8pt" style:font-size-complex="8pt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2888e9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28453" officeooo:paragraph-rsid="00228453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38e62" officeooo:paragraph-rsid="00238e62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2b93a9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/>
      <text:p text:style-name="P7">Teatro Nacional Cervantes</text:p>
      <text:p text:style-name="P7">Listado de ingreso a stock</text:p>
      <text:p text:style-name="P1"/>
      <text:p text:style-name="P3"><text:span text:style-name="T1">Fecha </text:span><text:span text:style-name="T3">emisión reporte</text:span><text:span text:style-name="T4">: [FECHA]</text:span></text:p>
      <text:p text:style-name="P4"/>
      <text:p text:style-name="P4"><text:span text:style-name="T2">Deposito</text:span><text:span text:style-name="T1">:</text:span><text:span text:style-name="T4"> </text:span><text:span text:style-name="T5">Suministro</text:span></text:p>
      <text:p text:style-name="P6">Bienes de consumo</text:p>
      <text:p text:style-name="P8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9">Tipo documento</text:p>
          </table:table-cell>
          <table:table-cell table:style-name="TABLA_5f_ITEM_5f_STOCK.A1" office:value-type="string">
            <text:p text:style-name="P10">Doc ppal</text:p>
          </table:table-cell>
          <table:table-cell table:style-name="TABLA_5f_ITEM_5f_STOCK.A1" office:value-type="string">
            <text:p text:style-name="P10">Recepcion</text:p>
          </table:table-cell>
          <table:table-cell table:style-name="TABLA_5f_ITEM_5f_STOCK.A1" office:value-type="string">
            <text:p text:style-name="P10">codigo</text:p>
          </table:table-cell>
          <table:table-cell table:style-name="TABLA_5f_ITEM_5f_STOCK.A1" office:value-type="string">
            <text:p text:style-name="P10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H1" office:value-type="string">
            <text:p text:style-name="P10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[TIPO_DOC_PPAL]</text:p>
          </table:table-cell>
          <table:table-cell table:style-name="TABLA_5f_ITEM_5f_STOCK.B2" office:value-type="string">
            <text:p text:style-name="P12">[NUMERO_DOC_PPAL]</text:p>
          </table:table-cell>
          <table:table-cell table:style-name="TABLA_5f_ITEM_5f_STOCK.C2" office:value-type="string">
            <text:p text:style-name="P12">[NUMERO_RECECPCION]</text:p>
          </table:table-cell>
          <table:table-cell table:style-name="TABLA_5f_ITEM_5f_STOCK.D2" office:value-type="string">
            <text:p text:style-name="P12">[CODIGO]</text:p>
          </table:table-cell>
          <table:table-cell table:style-name="TABLA_5f_ITEM_5f_STOCK.E2" office:value-type="string">
            <text:p text:style-name="P12">[NOMBRE]</text:p>
          </table:table-cell>
          <table:table-cell table:style-name="TABLA_5f_ITEM_5f_STOCK.F2" office:value-type="string">
            <text:p text:style-name="P12">[CANTIDAD]</text:p>
          </table:table-cell>
          <table:table-cell table:style-name="TABLA_5f_ITEM_5f_STOCK.G2" office:value-type="string">
            <text:p text:style-name="P12">[COSTO]</text:p>
          </table:table-cell>
          <table:table-cell table:style-name="TABLA_5f_ITEM_5f_STOCK.H2" office:value-type="string">
            <text:p text:style-name="P12">[TOTAL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15in" svg:y="-0.3937in" svg:width="1.498in" svg:height="0.9654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4:45.073504669</dc:date>
    <meta:generator>LibreOffice/4.4.6.3$Linux_X86_64 LibreOffice_project/40m0$Build-3</meta:generator>
    <meta:editing-duration>PT4M52S</meta:editing-duration>
    <meta:editing-cycles>20</meta:editing-cycles>
    <dc:creator>gsantacruz </dc:creator>
    <meta:document-statistic meta:table-count="1" meta:image-count="1" meta:object-count="0" meta:page-count="1" meta:paragraph-count="21" meta:word-count="35" meta:character-count="270" meta:non-whitespace-character-count="256"/>
  </office:meta>
</office:document-meta>
</file>